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fr-FR-2.0.2.oxt&#13;&#13;26.01.2020 14:32:4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fr-FR-A-2.0.2.oxt&#13;&#13;26.01.2020 14:32: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fr-FR-L-2.0.2.oxt&#13;&#13;26.01.2020 14:32: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4421458338706286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401025413135257212" text:style-name="L2">
        <text:list-item>
          <text:p text:style-name="P48">Version 2.1.2 :</text:p>
        </text:list-item>
      </text:list>
      <text:list xml:id="list1071692577551490864" text:style-name="L3">
        <text:list-item>
          <text:list>
            <text:list-item>
              <text:p text:style-name="P49">Localized help : resolved non-functional hyperlink due to API incompatibility introduced by Apache OpenOffice 4.1 (and LibreOffice 4.0).</text:p>
            </text:list-item>
          </text:list>
        </text:list-item>
      </text:list>
      <text:list xml:id="list34529187" text:continue-list="list5401025413135257212" text:style-name="L2">
        <text:list-item>
          <text:p text:style-name="P48">Version 2.1.1 :</text:p>
        </text:list-item>
      </text:list>
      <text:list xml:id="list833235394246292045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4534946" text:continue-list="list34529187" text:style-name="L2">
        <text:list-item>
          <text:p text:style-name="P48">Version 2.1.0 :</text:p>
        </text:list-item>
      </text:list>
      <text:list xml:id="list2965786643453134477"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4533508" text:continue-list="list34534946" text:style-name="L2">
        <text:list-item>
          <text:p text:style-name="P48">Version 2.0.0 :</text:p>
        </text:list-item>
      </text:list>
      <text:list xml:id="list739564716370103607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4553728" text:continue-list="list34533508" text:style-name="L2">
        <text:list-item>
          <text:p text:style-name="P48">Version 1.5.3 :</text:p>
        </text:list-item>
      </text:list>
      <text:list xml:id="list7052072382334165193"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053268299416774981"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02533271961983654"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8740911559931206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27764091620260670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12430010775536090"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51216386412405671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056299643678260133"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08612168441237768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42342541622912796"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303975561337304728" text:style-name="L17">
        <text:list-item>
          <text:p text:style-name="P63">Arg1 : <text:span text:style-name="InstructionMacro">String</text:span> : mandatory, type of control used for the button</text:p>
        </text:list-item>
      </text:list>
      <text:list xml:id="list8964665664875967999"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63262618645196214"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55669144358507216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4330818861392390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10767702234196195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82293634753922692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68792160447513780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52242920002462427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93218253614824341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2979941147677389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12010325656409162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95571650687516802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50249739778659048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590695227253368708"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5247724895477645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34676366868263578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17388292169779342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TyW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fr-FR) </text:p>
      <text:p text:style-name="tooltipText"/>
      <text:p text:style-name="tooltipLang"><text:bookmark-start text:name="__RefHeading__44467_325084090"/>Tooltip <text:s/>fr<text:bookmark-end text:name="__RefHeading__44467_325084090"/></text:p>
      <text:p text:style-name="descrText">OOTyW language pack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fr-FR).</text:p>
      <text:p text:style-name="descrText"><text:soft-page-break/>Requires the OOTyW extension.</text:p>
      <text:p text:style-name="descrText">Smart quotes, typographical apostrophes, ellipses and so on.</text:p>
      <text:p text:style-name="descrLang"><text:bookmark-start text:name="__RefHeading__78156_325084090"/>Description fr<text:bookmark-end text:name="__RefHeading__78156_325084090"/></text:p>
      <text:p text:style-name="descrText">OOTyW language pack with graphical user interface (fr-FR).</text:p>
      <text:p text:style-name="descrText">Requires the OOTyW extension.</text:p>
      <text:p text:style-name="descrText">Smart quotes, typographical apostrophes, ellipses and so o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018201707040299865"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2371615219831750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1586265313456923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35822592354358615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53369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066991929913918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03228018321580209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3219592647719612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4</dc:date>
     <text:p>internal</text:p>
     <text:p>Page2</text:p>
     <text:p/>
    </office:annotation>Paragraph styles</text:p>
      <text:p text:style-name="P28"><office:annotation>
     <dc:creator>BM</dc:creator>
     <dc:date>2008-03-13T00:00:00.04</dc:date>
     <text:p>internal</text:p>
     <text:p>Page7</text:p>
     <text:p/>
    </office:annotation>Hyperlinks</text:p>
      <text:p text:style-name="hlp_5f_paragraph"><text:span text:style-name="T14"><office:annotation>
      <dc:creator>BM</dc:creator>
      <dc:date>2008-03-13T00:00:00.04</dc:date>
      <text:p>internal</text:p>
      <text:p>Page3</text:p>
      <text:p/>
     </office:annotation></text:span><text:span text:style-name="T14">Text formatting</text:span></text:p>
      <text:p text:style-name="P28"><office:annotation>
     <dc:creator>BM</dc:creator>
     <dc:date>2008-03-26T00:00:00.0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5</dc:date>
     <text:p>external</text:p>
     <text:p>text/swriter/main0210.xhp</text:p>
     <text:p/>
    </office:annotation><text:span text:style-name="T14">Preview topic</text:span> </text:p>
      <text:p text:style-name="hlp_5f_paragraph">This hyperlink displays <text:s/><office:annotation>
     <dc:creator>BM</dc:creator>
     <dc:date>2008-03-15T00:00:00.0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551305" text:continue-list="list82371615219831750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536312" text:continue-list="list3453369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0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0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4557574" text:continue-list="list3455130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41" meta:character-count="8203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fr-FR", "2.0.2") ' fill with your values
  setExtensionDescription("en, de")
  setDisplayName("en", "OOTyW language pack (fr-FR)")
  setDisplayName("fr", "OOTyW language pack (fr-FR)")
  setTooltip("en, fr", "en") ' deprecated ! starting from 3.1,use instead setExtensionDescription
endDescription  


beginAnnexes 
  useLibrary("Basic", "OOTyW_fr-FR/")
endAnnexes


beginAddonUI


  beginOfficeToolbar

    beginTbTitles("Writer")
      setTitle("OOTyW fr-FR")
    endTbTitles

		beginButton()
            beginTitles("Writer")
              setTitle("Convert ellipses and apostrophes", "en")
              setTitle("Convertir les ellipses et les apostrophes", "fr")
            endTitles
            setURL("Basic", "OOTyW", "Common", "Main")
			setImage("icons/Work")
		endButton

		beginButton()
            beginTitles("Writer")
              setTitle("En-dash to two hyphens (– → --)", "en")
              setTitle("Tiret moyen à deux traits d'union (– → --)", "fr")
            endTitles
            setURL("Basic", "OOTyW", "Revert", "Dash")
			setImage("icons/DoubleHyphen")
		endButton    

		beginButton()
            beginTitles("Writer")
              setTitle("Two hyphens to en-dash (-- → –)", "en")
              setTitle("Deux traits d'union à tiret moyen (-- → –)", "fr")
            endTitles
            setURL("Basic", "OOTyW", "Common", "En_dash")
			setImage("icons/EnDash")
		endButton    

        addSeparator

		beginButton()
            beginTitles("Writer")
              setTitle("Format for yWriter proof reading", "en")
              setTitle("Format pour la relecture avec yWriter", "fr")
            endTitles
            setURL("Basic", "OOTyW", "RTFedit", "Format")
			setImage("icons/Template")
		endButton
		beginButton()
            beginTitles("Writer")
              setTitle("Show direct speech", "en")
              setTitle("Afficher le discours direct", "fr")
            endTitles
            setURL("Basic", "OOTyW_fr-FR", "QM_fr_FR", "ShowDirectSpeech")
			setImage("icons/DirectSpeech")
		endButton

        addSeparator

		beginButton()
            beginTitles("Writer")
              setTitle("Back to standard view", "en")
              setTitle("Retour à l'affichage standard", "fr")
            endTitles
            setURL("Basic", "OOTyW_fr-FR", "QM_fr_FR", "StandardView")
			setImage("icons/StandardView")
		endButton    

  endOfficeToolbar


  beginAddonMenu

    beginMenu
      beginTitles
	    setTitle("OOTyW fr-FR")
      endTitles

      beginMenuItems

		beginCommand
            beginTitles("Writer")
              setTitle("Format all to french typographical style", "en")
              setTitle("Formater le tout dans le style typographique français", "fr")
            endTitles
            setURL("Basic", "OOTyW_fr-FR", "QM_fr_FR", "Main")
		endCommand
		
		beginCommand
            beginTitles("Writer")
              setTitle("Back to typewriter style", "en")
              setTitle("Retour au style de la machine à écrire", "fr")
            endTitles
            setURL("Basic", "OOTyW_fr-FR", "QM_fr_FR", "TypewriterView")
		endCommand

        addSeparator

		beginCommand
            beginTitles("Writer")
              setTitle("Convert quotes into exchange format", "en")
              setTitle("Convertir les citations en format d'échange", "fr")
            endTitles
            setURL("Basic", "OOTyW_fr-FR", "QM_fr_FR", "SubstituteQuotes")
		endCommand

        addSeparator
        
		beginCommand
            beginTitles("Writer")
              setTitle("Protect dashes and ellipses against hyphenation", "en")
              setTitle("Protéger les tirets et les ellipses contre la césure", "fr")
            endTitles
            setURL("Basic", "OOTyW_fr-FR", "QM_fr_FR", "ProtectQM")
		endCommand

		beginCommand
            beginTitles("Writer")
              setTitle("Unprotect dashes and ellipses against hyphenation", "en")
              setTitle("Déprotéger les tirets et les ellipses contre la césure", "fr")
            endTitles
            setURL("Basic", "OOTyW_fr-FR", "QM_fr_FR", "UnprotectQM")
		endCommand

        addSeparator

		beginCommand
		    beginTitles("Writer")
              setTitle("Number sign to apostrophe (# → ’)", "en")
              setTitle("Croisillon à apostrophe (# → ’)", "fr")
            endTitles
            setURL("Basic", "OOTyW", "Common", "Apostrophe")
			setImage("icons/Apostrophe")
		endCommand

		beginCommand
            beginTitles("Writer")
              setTitle("Three periods to ellipsis (... → …)", "en")
              setTitle("Trois périodes à l'ellipse (... → …)", "fr")
             endTitles
            setURL("Basic", "OOTyW", "Common", "Ellipsis")
			setImage("icons/Ellipsis")
		endCommand
		
		beginCommand
            beginTitles("Writer")
              setTitle("Two hyphens to en-dash (-- → –)", "en")
              setTitle("Deux traits d'union à tiret moyen (-- → –)", "fr")
            endTitles
            setURL("Basic", "OOTyW", "Common", "En_dash")
		endCommand
		
		beginCommand
            beginTitles("Writer")
              setTitle("En-dash to two hyphens (– → --)", "en")
              setTitle("Tiret moyen à deux traits d'union (– → --)", "fr")
            endTitles
            setURL("Basic", "OOTyW", "Revert", "Dash")
		endCommand
		
        addSeparator
        
        beginCommand
            beginTitles("Writer")
              setTitle("Format for yWriter proof reading", "en")
              setTitle("Formater pour la relecture avec yWriter", "fr")
            endTitles
            setURL("Basic", "OOTyW", "RTFedit", "Format")
		endCommand

        addSeparator

		beginCommand
            beginTitles("Writer")
              setTitle("Show direct speech (works with curly quotes)", "en")
              setTitle("Afficher le discours direct (fonctionne avec des citations bouclées)", "fr")
            endTitles
            setURL("Basic", "OOTyW_fr-FR", "QM_fr_FR", "ShowDirectSpeech")
		endCommand

		beginCommand
            beginTitles("Writer")
              setTitle("Back to standard view", "en")
              setTitle("Retour à l'affichage standard", "fr")
            endTitles
            setURL("Basic", "OOTyW_fr-FR", "QM_fr_FR",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